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a17" officeooo:paragraph-rsid="0007ba17"/>
    </style:style>
    <style:style style:name="T1" style:family="text">
      <style:text-properties officeooo:rsid="00092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aractéristique de l’entreprise et la Structure du marché (oligopole, monopole, formes…)</text:p>
      <text:p text:style-name="P1"/>
      <text:p text:style-name="P1">2) Catégories de données (nature juridique : personnelle/non-personnelle, Organisation : structurée/non-structurée, mode de collecte : …, Rivalité/non-Rivalité, Excluabilité/non-excluabilité, type de la donnée : bien de club, bien public…</text:p>
      <text:p text:style-name="P1">→ rendre sous forme de tableau, justifier chaque réponse</text:p>
      <text:p text:style-name="P1"/>
      <text:p text:style-name="P1">3) Quelle est le cycle de vie de la data, de toute les datas</text:p>
      <text:p text:style-name="P1">justifier en disant ou on est dans le cycle, ce que l’on traite, d’ou elle vient, ou ira la data, acteurs avals, acteurs économiques en relation...</text:p>
      <text:p text:style-name="P1"/>
      <text:p text:style-name="P1">4) → reponse individuelle</text:p>
      <text:p text:style-name="P1">Pourquoi ce travail sur les données est important pour l’entreprise <text:span text:style-name="T1">pour laquelle on travail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12:16.742715073</meta:creation-date>
    <dc:date>2024-10-16T14:33:04.024793301</dc:date>
    <meta:editing-duration>PT20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7" meta:word-count="107" meta:character-count="711" meta:non-whitespace-character-count="611"/>
  </office:meta>
</office:document-meta>
</file>